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298cm" style:rel-column-width="8859*"/>
    </style:style>
    <style:style style:name="Table1.B" style:family="table-column">
      <style:table-column-properties style:column-width="1.602cm" style:rel-column-width="6174*"/>
    </style:style>
    <style:style style:name="Table1.C" style:family="table-column">
      <style:table-column-properties style:column-width="2.106cm" style:rel-column-width="8118*"/>
    </style:style>
    <style:style style:name="Table1.D" style:family="table-column">
      <style:table-column-properties style:column-width="10.994cm" style:rel-column-width="42384*"/>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D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db272" officeooo:paragraph-rsid="001db272"/>
    </style:style>
    <style:style style:name="P2" style:family="paragraph" style:parent-style-name="Standard">
      <style:paragraph-properties fo:text-align="center" style:justify-single-word="false"/>
      <style:text-properties fo:font-size="14pt" fo:font-weight="bold" officeooo:rsid="0024d198" officeooo:paragraph-rsid="0024d198" style:font-size-asian="14pt" style:font-weight-asian="bold" style:font-size-complex="14pt" style:font-weight-complex="bold"/>
    </style:style>
    <style:style style:name="P3" style:family="paragraph" style:parent-style-name="Table_20_Contents">
      <style:paragraph-properties fo:text-align="justify" style:justify-single-word="false"/>
      <style:text-properties officeooo:rsid="002a4e73" officeooo:paragraph-rsid="002a4e73"/>
    </style:style>
    <style:style style:name="P4" style:family="paragraph" style:parent-style-name="Table_20_Contents">
      <style:paragraph-properties fo:text-align="center" style:justify-single-word="false"/>
      <style:text-properties fo:font-weight="bold" officeooo:rsid="002a4e73" officeooo:paragraph-rsid="002a4e73" style:font-weight-asian="bold" style:font-weight-complex="bold"/>
    </style:style>
    <style:style style:name="P5" style:family="paragraph" style:parent-style-name="Standard" style:list-style-name="L1">
      <style:paragraph-properties fo:text-align="justify" style:justify-single-word="false"/>
      <style:text-properties officeooo:rsid="001db272" officeooo:paragraph-rsid="001db272"/>
    </style:style>
    <style:style style:name="P6" style:family="paragraph" style:parent-style-name="Standard" style:list-style-name="L1">
      <style:paragraph-properties fo:text-align="justify" style:justify-single-word="false"/>
      <style:text-properties officeooo:rsid="0024dd06" officeooo:paragraph-rsid="0024dd06"/>
    </style:style>
    <style:style style:name="P7" style:family="paragraph" style:parent-style-name="Standard" style:list-style-name="L1">
      <style:paragraph-properties fo:text-align="justify" style:justify-single-word="false"/>
      <style:text-properties officeooo:rsid="00206b1c" officeooo:paragraph-rsid="00206b1c"/>
    </style:style>
    <style:style style:name="P8" style:family="paragraph" style:parent-style-name="Standard" style:list-style-name="L1">
      <style:paragraph-properties fo:text-align="justify" style:justify-single-word="false"/>
      <style:text-properties officeooo:rsid="00262344" officeooo:paragraph-rsid="00262344"/>
    </style:style>
    <style:style style:name="P9" style:family="paragraph" style:parent-style-name="Standard" style:list-style-name="L1">
      <style:paragraph-properties fo:text-align="justify" style:justify-single-word="false"/>
      <style:text-properties officeooo:rsid="00291f20" officeooo:paragraph-rsid="00291f20"/>
    </style:style>
    <style:style style:name="P10" style:family="paragraph" style:parent-style-name="Standard" style:list-style-name="L1">
      <style:paragraph-properties fo:text-align="justify" style:justify-single-word="false"/>
      <style:text-properties officeooo:rsid="00291f20" officeooo:paragraph-rsid="0032021b"/>
    </style:style>
    <style:style style:name="P11" style:family="paragraph" style:parent-style-name="Standard" style:list-style-name="L1">
      <style:paragraph-properties fo:text-align="justify" style:justify-single-word="false"/>
      <style:text-properties officeooo:rsid="00291f20" officeooo:paragraph-rsid="002b699a"/>
    </style:style>
    <style:style style:name="P12" style:family="paragraph" style:parent-style-name="Standard" style:list-style-name="L1">
      <style:paragraph-properties fo:text-align="justify" style:justify-single-word="false"/>
      <style:text-properties officeooo:rsid="002b699a" officeooo:paragraph-rsid="002cfdf9"/>
    </style:style>
    <style:style style:name="P13" style:family="paragraph" style:parent-style-name="Standard" style:list-style-name="L1">
      <style:paragraph-properties fo:text-align="justify" style:justify-single-word="false"/>
      <style:text-properties officeooo:rsid="002b699a" officeooo:paragraph-rsid="002fb08f"/>
    </style:style>
    <style:style style:name="P14" style:family="paragraph" style:parent-style-name="Standard" style:list-style-name="L1">
      <style:paragraph-properties fo:text-align="justify" style:justify-single-word="false"/>
      <style:text-properties officeooo:rsid="002cfdf9" officeooo:paragraph-rsid="002cfdf9"/>
    </style:style>
    <style:style style:name="P15" style:family="paragraph" style:parent-style-name="Standard" style:list-style-name="L1">
      <style:paragraph-properties fo:text-align="justify" style:justify-single-word="false"/>
      <style:text-properties officeooo:rsid="002a4e73" officeooo:paragraph-rsid="002a4e73"/>
    </style:style>
    <style:style style:name="P16" style:family="paragraph" style:parent-style-name="Standard" style:list-style-name="L1">
      <style:paragraph-properties fo:text-align="justify" style:justify-single-word="false"/>
      <style:text-properties officeooo:rsid="002a4e73" officeooo:paragraph-rsid="002cfdf9"/>
    </style:style>
    <style:style style:name="P17" style:family="paragraph" style:parent-style-name="Standard" style:list-style-name="L1">
      <style:paragraph-properties fo:text-align="justify" style:justify-single-word="false"/>
      <style:text-properties officeooo:rsid="002a4e73" officeooo:paragraph-rsid="002efa5d"/>
    </style:style>
    <style:style style:name="P18" style:family="paragraph" style:parent-style-name="Standard" style:list-style-name="L1">
      <style:paragraph-properties fo:text-align="justify" style:justify-single-word="false"/>
      <style:text-properties officeooo:rsid="002a4e73" officeooo:paragraph-rsid="002fb08f"/>
    </style:style>
    <style:style style:name="P19" style:family="paragraph" style:parent-style-name="Standard" style:list-style-name="L1">
      <style:paragraph-properties fo:text-align="justify" style:justify-single-word="false"/>
      <style:text-properties officeooo:rsid="002efa5d" officeooo:paragraph-rsid="002efa5d"/>
    </style:style>
    <style:style style:name="P20" style:family="paragraph" style:parent-style-name="Standard" style:list-style-name="L1">
      <style:paragraph-properties fo:text-align="justify" style:justify-single-word="false"/>
      <style:text-properties officeooo:rsid="002efa5d" officeooo:paragraph-rsid="002fb08f"/>
    </style:style>
    <style:style style:name="P21" style:family="paragraph" style:parent-style-name="Standard" style:list-style-name="L1">
      <style:paragraph-properties fo:text-align="justify" style:justify-single-word="false"/>
      <style:text-properties officeooo:rsid="002fb08f" officeooo:paragraph-rsid="002fb08f"/>
    </style:style>
    <style:style style:name="P22" style:family="paragraph" style:parent-style-name="Standard" style:list-style-name="L1">
      <style:paragraph-properties fo:text-align="justify" style:justify-single-word="false"/>
      <style:text-properties officeooo:rsid="002270aa" officeooo:paragraph-rsid="002270aa"/>
    </style:style>
    <style:style style:name="P23" style:family="paragraph" style:parent-style-name="Standard" style:list-style-name="L1">
      <style:paragraph-properties fo:text-align="justify" style:justify-single-word="false"/>
      <style:text-properties officeooo:rsid="002be843" officeooo:paragraph-rsid="002270aa"/>
    </style:style>
    <style:style style:name="P24" style:family="paragraph" style:parent-style-name="Standard" style:list-style-name="L1">
      <style:paragraph-properties fo:text-align="justify" style:justify-single-word="false"/>
      <style:text-properties officeooo:rsid="0035b392" officeooo:paragraph-rsid="0035b392"/>
    </style:style>
    <style:style style:name="P25" style:family="paragraph" style:parent-style-name="Table_20_Contents">
      <style:paragraph-properties fo:text-align="justify" style:justify-single-word="false"/>
      <style:text-properties officeooo:rsid="0035b392" officeooo:paragraph-rsid="0035b392"/>
    </style:style>
    <style:style style:name="T1" style:family="text">
      <style:text-properties fo:font-weight="bold" style:font-weight-asian="bold" style:font-weight-complex="bold"/>
    </style:style>
    <style:style style:name="T2" style:family="text">
      <style:text-properties officeooo:rsid="0024dd06"/>
    </style:style>
    <style:style style:name="T3" style:family="text">
      <style:text-properties fo:font-weight="normal" style:font-weight-asian="normal" style:font-weight-complex="normal"/>
    </style:style>
    <style:style style:name="T4" style:family="text">
      <style:text-properties officeooo:rsid="00273b1a"/>
    </style:style>
    <style:style style:name="T5" style:family="text">
      <style:text-properties officeooo:rsid="002a4e73"/>
    </style:style>
    <style:style style:name="T6" style:family="text">
      <style:text-properties officeooo:rsid="002b699a"/>
    </style:style>
    <style:style style:name="T7" style:family="text">
      <style:text-properties officeooo:rsid="002bfbc9"/>
    </style:style>
    <style:style style:name="T8" style:family="text">
      <style:text-properties officeooo:rsid="002cfdf9"/>
    </style:style>
    <style:style style:name="T9" style:family="text">
      <style:text-properties officeooo:rsid="002efa5d"/>
    </style:style>
    <style:style style:name="T10" style:family="text">
      <style:text-properties officeooo:rsid="002fb08f"/>
    </style:style>
    <style:style style:name="T11" style:family="text">
      <style:text-properties officeooo:rsid="00300b8c"/>
    </style:style>
    <style:style style:name="T12" style:family="text">
      <style:text-properties officeooo:rsid="0032021b"/>
    </style:style>
    <style:style style:name="T13" style:family="text">
      <style:text-properties officeooo:rsid="00336e9b"/>
    </style:style>
    <style:style style:name="T14" style:family="text">
      <style:text-properties officeooo:rsid="0034fc65"/>
    </style:style>
    <style:style style:name="T15" style:family="text">
      <style:text-properties officeooo:rsid="0035b3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o de Uso: Manter Usuários</text:p>
      <text:p text:style-name="P1"/>
      <text:list xml:id="list5410983937626525026" text:style-name="L1">
        <text:list-item>
          <text:p text:style-name="P5">Nome</text:p>
          <text:p text:style-name="P6">Manter usuários</text:p>
          <text:p text:style-name="P6"/>
        </text:list-item>
        <text:list-item>
          <text:p text:style-name="P5">Identificador</text:p>
          <text:p text:style-name="P7">CSU<text:span text:style-name="T14">08</text:span>.</text:p>
          <text:p text:style-name="P7"/>
        </text:list-item>
        <text:list-item>
          <text:p text:style-name="P5">Importância</text:p>
          <text:p text:style-name="P7"><text:span text:style-name="T2">Este caso de uso é importante pois mantém os dados cadastrais das pessoas autorizadas a acessar o sistema. Por se tratar de um caso de uso de manutenção cadastral, é classificado como de </text:span><text:span text:style-name="T1">Risco baixo e prioridade baixa</text:span><text:span text:style-name="T3">.</text:span></text:p>
        </text:list-item>
        <text:list-item>
          <text:p text:style-name="P5">Sumário</text:p>
          <text:p text:style-name="P6">Manter os dados cadastrais dos usuários do sistema.</text:p>
          <text:p text:style-name="P7"/>
        </text:list-item>
        <text:list-item>
          <text:p text:style-name="P5">Ator Primário</text:p>
          <text:p text:style-name="P8">Qualquer das pessoas que precisa<text:span text:style-name="T12">r</text:span> interagir com o sistema. Pode ser o cliente, <text:span text:style-name="T4">o candidato ou o analista de rh.</text:span></text:p>
          <text:p text:style-name="P8"/>
        </text:list-item>
        <text:list-item>
          <text:p text:style-name="P5">Pré-condições</text:p>
          <text:p text:style-name="P7"/>
        </text:list-item>
        <text:list-item>
          <text:p text:style-name="P5">Fluxo Principal</text:p>
          <text:list>
            <text:list-item>
              <text:p text:style-name="P9">Este caso de uso é invocado pelo caso de uso “CSU-09 – logar no sistema”, quando o usuário manifesta seu desejo de se cadastrar o sistema.</text:p>
            </text:list-item>
            <text:list-item>
              <text:p text:style-name="P10">O sistema apresenta a página de cadastro de usuários <text:span text:style-name="T12">[</text:span><text:a xlink:type="simple" xlink:href="../prototipos/manterUsuario.html.png" text:style-name="Internet_20_link" text:visited-style-name="Visited_20_Internet_20_Link"><text:span text:style-name="T12">manterUsuario.html</text:span></text:a><text:span text:style-name="T12">], </text:span>contendo <text:span text:style-name="T6">campos para o usuário informar os seguintes dados: (nome, razão social, endereço, data de nascimento, nacionalidade, número do cpf, número do certificado de reservista, número do passaporte, data de validade do passaporte, número do documento de habilitação, tipo do documento de habilitação (CNH, CREA, CRM), telefone, e-mail, númeo do CNPJ e nome da área de atuação.);</text:span></text:p>
            </text:list-item>
            <text:list-item>
              <text:p text:style-name="P12">O ator informa o seu e-mail e seu telefone de contato, seu nome de usuário no sistema e sua senha;</text:p>
            </text:list-item>
            <text:list-item>
              <text:p text:style-name="P14">O sistema valida o e-mail de acordo com a <text:a xlink:type="simple" xlink:href="../regras-de-negocio.odt" text:style-name="Internet_20_link" text:visited-style-name="Visited_20_Internet_20_Link">RN02</text:a>;</text:p>
              <text:list>
                <text:list-item>
                  <text:p text:style-name="P14">Se o e-mail não for válido, o sistema <text:span text:style-name="T12">abre uma janela “</text:span><text:a xlink:type="simple" xlink:href="../prototipos/msg02.html.png" text:style-name="Internet_20_link" text:visited-style-name="Visited_20_Internet_20_Link"><text:span text:style-name="T12">pop-up</text:span></text:a><text:span text:style-name="T12">” com a </text:span>mensagem de erro “Msg02”, <text:span text:style-name="T12">disponibilizando a opção do ator voltar e informar um e-mail válido;</text:span></text:p>
                </text:list-item>
              </text:list>
            </text:list-item>
            <text:list-item>
              <text:p text:style-name="P14">O ator solicita ao sistema que busque seu endereço, <text:span text:style-name="T15">clicando sobre o botão “consultar endereço”</text:span>;</text:p>
              <text:list>
                <text:list-item>
                  <text:p text:style-name="P14">Neste <text:span text:style-name="T15">o sistema abre a tela de </text:span><text:a xlink:type="simple" xlink:href="../prototipos/consultarEndereco.html.png" text:style-name="Internet_20_link" text:visited-style-name="Visited_20_Internet_20_Link"><text:span text:style-name="T15">consultar endereço</text:span></text:a>.</text:p>
                </text:list-item>
                <text:list-item>
                  <text:p text:style-name="P24">O ator informa o cep ou nome parcial da rua e solicita a busca, que pode ser local ou através do web-services dos correios, em ambos os casos, encontrando o endereço, o sistema preenche uma grid constante desta página, com os dados do(s) endereço(s) encontrado(s);</text:p>
                </text:list-item>
                <text:list-item>
                  <text:p text:style-name="P24">O ator seleciona o endereço desejado e clica sobre o botão selecionar;</text:p>
                </text:list-item>
                <text:list-item>
                  <text:p text:style-name="P24">O sistema retorna para a página <text:span text:style-name="T12">[</text:span><text:a xlink:type="simple" xlink:href="../prototipos/manterUsuario.html.png" text:style-name="Internet_20_link" text:visited-style-name="Visited_20_Internet_20_Link"><text:span text:style-name="T12">manterUsuario.html</text:span></text:a><text:span text:style-name="T12">], </text:span>preenchendo os campos relativos ao endereço.</text:p>
                </text:list-item>
              </text:list>
            </text:list-item>
            <text:list-item>
              <text:p text:style-name="P11"><text:span text:style-name="T8">O próximo passo é selecionar o perfil de </text:span>acesso. As opções disponíveis <text:span text:style-name="T8">em uma</text:span> caixa de seleção são: “Cliente”, “Candidato” <text:span text:style-name="T5">e “Analista-RH”.</text:span></text:p>
            </text:list-item>
            <text:list-item>
              <text:p text:style-name="P15">O ator seleciona o perfil com o qual terá acesso às funcionalidades do sistema:</text:p>
              <text:list>
                <text:list-item>
                  <text:p text:style-name="P16">Se escolher o perfil “Cliente”, <text:span text:style-name="T7">os campos: os campos (Razão Social, número do CNPJ e nome da área de atuação) devem ser habilitados</text:span></text:p>
                  <text:list>
                    <text:list-item>
                      <text:p text:style-name="P14"><text:soft-page-break/>O ator informa <text:span text:style-name="T10">sua razão social, </text:span>o número do seu CPNJ <text:span text:style-name="T9">e sua área de atuação;</text:span></text:p>
                      <text:list>
                        <text:list-item>
                          <text:p text:style-name="P19">O sistema valida o CNPJ de acordo com a <text:a xlink:type="simple" xlink:href="../regras-de-negocio.odt" text:style-name="Internet_20_link" text:visited-style-name="Visited_20_Internet_20_Link">RN03</text:a>;</text:p>
                          <text:list>
                            <text:list-item>
                              <text:p text:style-name="P19">Se o CNPJ não foi válido, o sistema <text:span text:style-name="T12">abre uma janela de “</text:span><text:a xlink:type="simple" xlink:href="../prototipos/msg03.html.png" text:style-name="Internet_20_link" text:visited-style-name="Visited_20_Internet_20_Link"><text:span text:style-name="T12">pop-up</text:span></text:a><text:span text:style-name="T12">”</text:span> <text:span text:style-name="T12">com a </text:span>mensagem de erro “Msg03”, <text:span text:style-name="T12">disponibilizando opção para o ator voltar e informar um CNPJ válido</text:span>;</text:p>
                            </text:list-item>
                          </text:list>
                        </text:list-item>
                      </text:list>
                    </text:list-item>
                  </text:list>
                </text:list-item>
                <text:list-item>
                  <text:p text:style-name="P17">Se escolher o perfil “Candidato”, <text:span text:style-name="T9">os campos: (nome, data de nascimento, nacionalidade, número do cpf, número do certificado de reservista, número do passaporte, data de validade do passaporte, número do documento de habilitação, tipo do documento de habilitação);</text:span></text:p>
                </text:list-item>
                <text:list-item>
                  <text:p text:style-name="P20">O ator informa <text:s/><text:span text:style-name="T10">seu nome, </text:span>sua <text:span text:style-name="T6">data de nascimento, </text:span>sua nacionalidade, o <text:span text:style-name="T6">número do </text:span>seu <text:span text:style-name="T6">cpf </text:span>(se for brasileiro)<text:span text:style-name="T6">, número do certificado de reservista </text:span>(se for o caso)<text:span text:style-name="T6">, número do passaporte </text:span>e <text:span text:style-name="T6">data de validade do passaporte </text:span>(se for estrangeiro)<text:span text:style-name="T6">, número d</text:span>o documento de <text:span text:style-name="T6">habilitação </text:span>e<text:span text:style-name="T6"> </text:span>tipo do documento de habilitação (CNH, CREA ou CRM);</text:p>
                </text:list-item>
                <text:list-item>
                  <text:p text:style-name="P13">O sistema valida o nome informado de acordo com a <text:a xlink:type="simple" xlink:href="../prototipos/msg01.html.png" text:style-name="Internet_20_link" text:visited-style-name="Visited_20_Internet_20_Link">RN01</text:a>.</text:p>
                  <text:list>
                    <text:list-item>
                      <text:p text:style-name="P13">Se o nome não for válido, <text:span text:style-name="T13">o sistema abre uma janela “</text:span><text:a xlink:type="simple" xlink:href="../prototipos/msg01.html.png" text:style-name="Internet_20_link" text:visited-style-name="Visited_20_Internet_20_Link"><text:span text:style-name="T13">pop-up</text:span></text:a><text:span text:style-name="T13">”</text:span> <text:span text:style-name="T13">com a </text:span>mensagem de erro “Msg01”, <text:span text:style-name="T13">disponibilizando a</text:span>o ator <text:span text:style-name="T13">a opção de voltar e </text:span>inform<text:span text:style-name="T13">ar</text:span> um nome válido.</text:p>
                    </text:list-item>
                  </text:list>
                </text:list-item>
                <text:list-item>
                  <text:p text:style-name="P19">O sistema valida o CPF do ator de acordo com a <text:a xlink:type="simple" xlink:href="../regras-de-negocio.odt" text:style-name="Internet_20_link" text:visited-style-name="Visited_20_Internet_20_Link">RN04</text:a>.</text:p>
                  <text:list>
                    <text:list-item>
                      <text:p text:style-name="P19">Se o CPF não for válido, <text:span text:style-name="T13">o sistema abre uma janela “</text:span><text:a xlink:type="simple" xlink:href="../prototipos/msg04.html.png" text:style-name="Internet_20_link" text:visited-style-name="Visited_20_Internet_20_Link"><text:span text:style-name="T13">pop-up</text:span></text:a><text:span text:style-name="T13">”</text:span> <text:span text:style-name="T13">com a </text:span>mensagem de erro “Msg04”, <text:span text:style-name="T13">disponibilizando </text:span>ao ator <text:span text:style-name="T13">ator a opção de voltar e </text:span>inform<text:span text:style-name="T13">ar</text:span> um CPF válido;</text:p>
                    </text:list-item>
                  </text:list>
                </text:list-item>
                <text:list-item>
                  <text:p text:style-name="P15">Se escolher o perfil “Analista-RH”, <text:span text:style-name="T14">o sistema habilita o campo para o ator informar sua matrícula.</text:span></text:p>
                </text:list-item>
              </text:list>
            </text:list-item>
            <text:list-item>
              <text:p text:style-name="P21">Após o ator terminar de informar os seus dados, o sistema:</text:p>
            </text:list-item>
            <text:list-item>
              <text:p text:style-name="P21">Com os atributos retornados do endereço, o sistema cria uma nova instancia da classe Endereco;</text:p>
            </text:list-item>
            <text:list-item>
              <text:p text:style-name="P18">com os atributos: e-<text:span text:style-name="T10">mail</text:span> <text:span text:style-name="T10">e </text:span>telefone, cria e persiste uma nova instancia da classe Pessoa, associada <text:span text:style-name="T10">à</text:span> classe Endereco;</text:p>
            </text:list-item>
            <text:list-item>
              <text:p text:style-name="P18">com o<text:span text:style-name="T10">s</text:span> atributo<text:span text:style-name="T10">s (nome, data de nascimento, nacionalidade, número do cpf, número do certificado de reservista, número do passaporte, data de validade do passaporte, número do documento de habilitação, tipo do documento de habilitação)</text:span> cria e persiste uma nova instância da classe <text:span text:style-name="T10">candidato</text:span>;</text:p>
            </text:list-item>
            <text:list-item>
              <text:p text:style-name="P21">com os atributos (<text:span text:style-name="T7">Razão Social, número do CNPJ e nome da área de atuação</text:span>), o sistema cria e persiste uma nova instancia da classe cliente;</text:p>
            </text:list-item>
            <text:list-item>
              <text:p text:style-name="P18">com os atributos <text:span text:style-name="T11">(</text:span>perfil, nome de usuário e senha<text:span text:style-name="T11">)</text:span> cria e persiste uma nova instância da classe Usuario associada à classe Pessoa, recém criada;</text:p>
            </text:list-item>
            <text:list-item>
              <text:p text:style-name="P15">Terminada a manutenção cadastral do usuário, este caso de uso retorna o fluxo ao caso de uso que o invocou, ou seja: “<text:a xlink:type="simple" xlink:href="../CSU08-logar-no-sistema.odt" text:style-name="Internet_20_link" text:visited-style-name="Visited_20_Internet_20_Link">CSU0</text:a><text:a xlink:type="simple" xlink:href="../CSU08-logar-no-sistema.odt" text:style-name="Internet_20_link" text:visited-style-name="Visited_20_Internet_20_Link"><text:span text:style-name="T14">8</text:span></text:a><text:a xlink:type="simple" xlink:href="../CSU08-logar-no-sistema.odt" text:style-name="Internet_20_link" text:visited-style-name="Visited_20_Internet_20_Link"> – logar no sistema</text:a>”.</text:p>
            </text:list-item>
          </text:list>
          <text:p text:style-name="P7"/>
        </text:list-item>
        <text:list-item>
          <text:p text:style-name="P5">Fluxos Alternativos</text:p>
          <text:p text:style-name="P15">Não identificados;</text:p>
          <text:p text:style-name="P15"/>
        </text:list-item>
        <text:list-item>
          <text:p text:style-name="P5">Fluxos de Exceção</text:p>
          <text:p text:style-name="P15">Não identificados;</text:p>
          <text:p text:style-name="P15"/>
        </text:list-item>
        <text:list-item>
          <text:p text:style-name="P5">Pós-condições</text:p>
          <text:p text:style-name="P15">Um novo usuário do sistema foi cadastrado corretamente.</text:p>
          <text:p text:style-name="P15"/>
        </text:list-item>
        <text:list-item>
          <text:p text:style-name="P5">Regras de Negócio</text:p>
          <text:p text:style-name="P15"><text:a xlink:type="simple" xlink:href="../regras-de-negocio.odt" text:style-name="Internet_20_link" text:visited-style-name="Visited_20_Internet_20_Link">RN01 e RN04.</text:a></text:p>
          <text:p text:style-name="P15"><text:soft-page-break/></text:p>
        </text:list-item>
        <text:list-item>
          <text:p text:style-name="P5">Histórico</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Data</text:p>
          </table:table-cell>
          <table:table-cell table:style-name="Table1.A1" office:value-type="string">
            <text:p text:style-name="P4">Versão</text:p>
          </table:table-cell>
          <table:table-cell table:style-name="Table1.A1" office:value-type="string">
            <text:p text:style-name="P4">Usuário</text:p>
          </table:table-cell>
          <table:table-cell table:style-name="Table1.D1" office:value-type="string">
            <text:p text:style-name="P4">Descrição</text:p>
          </table:table-cell>
        </table:table-row>
        <table:table-row>
          <table:table-cell table:style-name="Table1.A3" office:value-type="string">
            <text:p text:style-name="P3">14/06/2016</text:p>
          </table:table-cell>
          <table:table-cell table:style-name="Table1.B3" office:value-type="string">
            <text:p text:style-name="P3">1.0</text:p>
          </table:table-cell>
          <table:table-cell table:style-name="Table1.C3" office:value-type="string">
            <text:p text:style-name="P3">Gilmar-fa</text:p>
          </table:table-cell>
          <table:table-cell table:style-name="Table1.D3" office:value-type="string">
            <text:p text:style-name="P3">Criação do documento.</text:p>
          </table:table-cell>
        </table:table-row>
        <table:table-row>
          <table:table-cell table:style-name="Table1.A3" office:value-type="string">
            <text:p text:style-name="P25">22/06/2016</text:p>
          </table:table-cell>
          <table:table-cell table:style-name="Table1.B3" office:value-type="string">
            <text:p text:style-name="P25">1.1</text:p>
          </table:table-cell>
          <table:table-cell table:style-name="Table1.C3" office:value-type="string">
            <text:p text:style-name="P25">Gilmar-fa</text:p>
          </table:table-cell>
          <table:table-cell table:style-name="Table1.D3" office:value-type="string">
            <text:p text:style-name="P25">Atualização do documento e criação de links para outros documentos.</text:p>
          </table:table-cell>
        </table:table-row>
      </table:table>
      <text:list xml:id="list224327095562968" text:continue-numbering="true" text:style-name="L1">
        <text:list-header>
          <text:p text:style-name="P22"/>
        </text:list-header>
        <text:list-item>
          <text:p text:style-name="P5">Notas de Implementação</text:p>
          <text:p text:style-name="P22"/>
        </text:list-item>
        <text:list-item>
          <text:p text:style-name="P22">Documentação Auxiliar</text:p>
          <text:list>
            <text:list-item>
              <text:p text:style-name="P24"><text:a xlink:type="simple" xlink:href="../imagens-uml/uc-obter-endereco.png" text:style-name="Internet_20_link" text:visited-style-name="Visited_20_Internet_20_Link">Diagrama de caso de uso</text:a>.</text:p>
            </text:list-item>
            <text:list-item>
              <text:p text:style-name="P24"><text:a xlink:type="simple" xlink:href="../imagens-uml/cd-obter-endereco.png" text:style-name="Internet_20_link" text:visited-style-name="Visited_20_Internet_20_Link">Diagrama de classes</text:a>.</text:p>
            </text:list-item>
          </text:list>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mar Arantes</meta:initial-creator>
    <meta:creation-date>2016-06-08T17:37:53.335986881</meta:creation-date>
    <meta:generator>LibreOffice/5.1.3.2$Linux_X86_64 LibreOffice_project/10m0$Build-2</meta:generator>
    <dc:date>2016-06-22T22:43:26.460787653</dc:date>
    <meta:editing-duration>PT1H28M48S</meta:editing-duration>
    <meta:editing-cycles>16</meta:editing-cycles>
    <dc:creator>Gilmar Arantes</dc:creator>
    <meta:document-statistic meta:table-count="1" meta:image-count="0" meta:object-count="0" meta:page-count="3" meta:paragraph-count="68" meta:word-count="906" meta:character-count="5365" meta:non-whitespace-character-count="4570"/>
  </office:meta>
</office:document-meta>
</file>